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29in"/>
    </style:style>
    <style:style style:name="co3" style:family="table-column">
      <style:table-column-properties fo:break-before="auto" style:column-width="1.502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&quot;&quot;)" style:apply-style-name="Untitled1" style:base-cell-address="Sheet1.M13"/>
    </style:style>
    <style:style style:name="ce2" style:family="table-cell" style:parent-style-name="Default" style:data-style-name="N99">
      <style:map style:condition="is-true-formula(&quot;&quot;)" style:apply-style-name="Untitled1" style:base-cell-address="Sheet1.M13"/>
    </style:style>
  </office:automatic-styles>
  <office:body>
    <office:spreadsheet>
      <table:content-validations>
        <table:content-validation table:name="val1" table:base-cell-address="Sheet1.F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>
          <table:table-cell table:content-validation-name="val1" office:value-type="string">
            <text:p>Name</text:p>
          </table:table-cell>
          <table:table-cell table:content-validation-name="val1" office:value-type="string">
            <text:p>Hit_Points</text:p>
          </table:table-cell>
          <table:table-cell table:content-validation-name="val1" office:value-type="string">
            <text:p>Damage</text:p>
          </table:table-cell>
          <table:table-cell table:content-validation-name="val1" office:value-type="string">
            <text:p>Accuracy</text:p>
          </table:table-cell>
          <table:table-cell table:content-validation-name="val1" office:value-type="string">
            <text:p>Size</text:p>
          </table:table-cell>
          <table:table-cell table:content-validation-name="val1" office:value-type="string">
            <text:p>Speed</text:p>
          </table:table-cell>
          <table:table-cell table:content-validation-name="val1" office:value-type="string">
            <text:p>Name</text:p>
          </table:table-cell>
          <table:table-cell table:content-validation-name="val1" office:value-type="string">
            <text:p>Is_Ranged</text:p>
          </table:table-cell>
          <table:table-cell table:content-validation-name="val1" office:value-type="string">
            <text:p>Can_Be_Hit_Ground</text:p>
          </table:table-cell>
          <table:table-cell table:content-validation-name="val1" office:value-type="string">
            <text:p>Can_Be_Hit_Ranged</text:p>
          </table:table-cell>
          <table:table-cell table:content-validation-name="val1" table:number-columns-repeated="1014"/>
        </table:table-row>
        <table:table-row table:style-name="ro1">
          <table:table-cell table:content-validation-name="val1" office:value-type="string">
            <text:p>Foot_Solider</text:p>
          </table:table-cell>
          <table:table-cell table:content-validation-name="val1" office:value-type="float" office:value="5">
            <text:p>5</text:p>
          </table:table-cell>
          <table:table-cell table:content-validation-name="val1" office:value-type="float" office:value="2">
            <text:p>2</text:p>
          </table:table-cell>
          <table:table-cell table:content-validation-name="val1" office:value-type="float" office:value="75">
            <text:p>75</text:p>
          </table:table-cell>
          <table:table-cell table:content-validation-name="val1" office:value-type="float" office:value="1">
            <text:p>1</text:p>
          </table:table-cell>
          <table:table-cell table:content-validation-name="val1" office:value-type="float" office:value="5">
            <text:p>5</text:p>
          </table:table-cell>
          <table:table-cell table:content-validation-name="val1" office:value-type="string">
            <text:p>Foot Solider</text:p>
          </table:table-cell>
          <table:table-cell table:style-name="ce2" table:content-validation-name="val1" office:value-type="boolean" office:boolean-value="false">
            <text:p>FALSE</text:p>
          </table:table-cell>
          <table:table-cell table:number-columns-repeated="2" table:style-name="ce2" table:content-validation-name="val1" office:value-type="boolean" office:boolean-value="true">
            <text:p>TRUE</text:p>
          </table:table-cell>
          <table:table-cell table:content-validation-name="val1" table:number-columns-repeated="1014"/>
        </table:table-row>
        <table:table-row table:style-name="ro1">
          <table:table-cell table:content-validation-name="val1" office:value-type="string">
            <text:p>Archer</text:p>
          </table:table-cell>
          <table:table-cell table:content-validation-name="val1" office:value-type="float" office:value="2">
            <text:p>2</text:p>
          </table:table-cell>
          <table:table-cell table:content-validation-name="val1" office:value-type="float" office:value="4">
            <text:p>4</text:p>
          </table:table-cell>
          <table:table-cell table:content-validation-name="val1" office:value-type="float" office:value="30">
            <text:p>30</text:p>
          </table:table-cell>
          <table:table-cell table:content-validation-name="val1" office:value-type="float" office:value="1">
            <text:p>1</text:p>
          </table:table-cell>
          <table:table-cell table:content-validation-name="val1" office:value-type="float" office:value="3">
            <text:p>3</text:p>
          </table:table-cell>
          <table:table-cell table:content-validation-name="val1" office:value-type="string">
            <text:p>Archer</text:p>
          </table:table-cell>
          <table:table-cell table:number-columns-repeated="3" table:style-name="ce2" table:content-validation-name="val1" office:value-type="boolean" office:boolean-value="true">
            <text:p>TRUE</text:p>
          </table:table-cell>
          <table:table-cell table:content-validation-name="val1" table:number-columns-repeated="1014"/>
        </table:table-row>
        <table:table-row table:style-name="ro1" table:number-rows-repeated="1048572">
          <table:table-cell table:content-validation-name="val1" table:number-columns-repeated="1024"/>
        </table:table-row>
        <table:table-row table:style-name="ro1">
          <table:table-cell table:content-validation-name="val1"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1/17/2017</text:date>, <text:time>16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21:25.61</meta:creation-date>
    <dc:date>2017-01-17T16:20:00.05</dc:date>
    <meta:editing-duration>PT32M1S</meta:editing-duration>
    <meta:editing-cycles>9</meta:editing-cycles>
    <meta:generator>OpenOffice/4.1.1$Win32 OpenOffice.org_project/411m6$Build-9775</meta:generator>
    <meta:document-statistic meta:table-count="1" meta:cell-count="30" meta:object-count="0"/>
  </office:meta>
</office:document-meta>
</file>